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lma Mono" svg:font-family="'Alma Mono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</office:font-face-decls>
  <office:automatic-styles>
    <style:style style:name="P1" style:family="paragraph" style:parent-style-name="Text_20_body">
      <style:text-properties fo:language="de" fo:country="DE"/>
    </style:style>
    <style:style style:name="P2" style:family="paragraph" style:parent-style-name="Text_20_body">
      <style:paragraph-properties fo:text-align="center" style:justify-single-word="false"/>
      <style:text-properties style:font-name="Alma Mono"/>
    </style:style>
    <style:style style:name="P3" style:family="paragraph" style:parent-style-name="Text_20_body">
      <style:paragraph-properties fo:margin-left="0cm" fo:margin-right="0cm" fo:text-indent="1.251cm" style:auto-text-indent="false"/>
      <style:text-properties style:font-name="Alma Mono" fo:language="de" fo:country="DE"/>
    </style:style>
    <style:style style:name="P4" style:family="paragraph" style:parent-style-name="Text_20_body">
      <style:paragraph-properties fo:margin-left="0cm" fo:margin-right="0cm" fo:text-indent="1.251cm" style:auto-text-indent="false"/>
      <style:text-properties style:font-name="Alma Mono"/>
    </style:style>
    <style:style style:name="P5" style:family="paragraph" style:parent-style-name="Text_20_body">
      <style:paragraph-properties fo:margin-left="0cm" fo:margin-right="0cm" fo:text-indent="1.251cm" style:auto-text-indent="false"/>
    </style:style>
    <style:style style:name="P6" style:family="paragraph" style:parent-style-name="Titel" style:master-page-name="MP0">
      <style:paragraph-properties style:page-number="auto" fo:break-before="page"/>
      <style:text-properties fo:language="de" fo:country="DE"/>
    </style:style>
    <style:style style:name="P7" style:family="paragraph" style:parent-style-name="Überschrift_20_1">
      <style:text-properties fo:language="de" fo:country="D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language="de" fo:country="DE"/>
    </style:style>
    <style:style style:name="T2" style:family="text">
      <style:text-properties fo:language="de" fo:country="DE" officeooo:rsid="001e7c34"/>
    </style:style>
    <style:style style:name="T3" style:family="text">
      <style:text-properties style:font-name-complex="Mangal"/>
    </style:style>
    <style:style style:name="T4" style:family="text">
      <style:text-properties style:font-name="Alma Mono" fo:language="de" fo:country="DE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font-size="10pt" fo:language="en" fo:country="US" style:language-asian="zh" style:country-asian="CN" style:language-complex="hi" style:country-complex="IN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8pt" fo:letter-spacing="normal" fo:language="de" fo:country="DE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font-size="10pt" fo:language="de" fo:country="DE" style:language-asian="zh" style:country-asian="CN" style:language-complex="hi" style:country-complex="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okumentation</text:p>
      <text:h text:style-name="P7" text:outline-level="1">Ziel:</text:h>
      <text:p text:style-name="P1">Mit Hilfe des Hamming Moduls lassen sich in Python leicht Hamming-Codes codieren und decodieren. Der Hamming-Code ist ein fehlerkorrigierender Zusatz, welcher mit Daten verschickt wird, um fehlerhafte Übertragungen zu vermeiden.</text:p>
      <text:h text:style-name="P7" text:outline-level="1">Nutzung:</text:h>
      <text:p text:style-name="P1">Als erstes importiert man das Modul:</text:p>
      <text:p text:style-name="P2">from Hamming import encode_hamming, decode_hamming</text:p>
      <text:p text:style-name="Text_20_body"><text:span text:style-name="Absatz-Standardschriftart"><text:span text:style-name="T1">Aus dem Modul werden die zwei Funktionen encode_hamming und decode_hamming verwendet. </text:span></text:span><text:span text:style-name="Absatz-Standardschriftart"><text:span text:style-name="T1"><office:annotation office:name="0" loext:resolved="false"><dc:creator>User</dc:creator><dc:date>2021-12-02T14:17:00</dc:date><text:p><text:span text:style-name="T1">in welchem Sinn “nehmen”? als Eingabe?</text:span></text:p></office:annotation></text:span></text:span><text:span text:style-name="Absatz-Standardschriftart"><text:span text:style-name="T1">Sie nehmen beide ein bits-ähnliches Objekt wie einen String, eine Liste oder einen Bitarray</text:span></text:span><office:annotation-end office:name="0"/><text:span text:style-name="Absatz-Standardschriftart"><text:span text:style-name="T1"><office:annotation loext:resolved="false"><dc:creator>Lukas Baumann</dc:creator><dc:date>2021-12-02T01:08:04.745794214</dc:date><meta:creator-initials>LB</meta:creator-initials><text:p text:style-name="P8"><text:span text:style-name="T7">Reply to User (12/02/2021, 14:17): "..."</text:span></text:p><text:p><text:span text:style-name="T8">Jo, genau</text:span></text:p></office:annotation></text:span></text:span><text:span text:style-name="Absatz-Standardschriftart"><text:span text:style-name="T1"> und</text:span></text:span><text:span text:style-name="Absatz-Standardschriftart"><text:span text:style-name="T1"> kreieren Codes oder decodieren diese dann. Die Rückgabe ist ein </text:span></text:span><office:annotation office:name="1" loext:resolved="false"><dc:creator>User</dc:creator><dc:date>2021-12-02T14:18:00</dc:date><text:p><text:span text:style-name="T1">was ist das und wie wird es geschrieben?</text:span></text:p></office:annotation><text:span text:style-name="Absatz-Standardschriftart"><text:span text:style-name="T1">bits-ähnliches Objekt</text:span></text:span><office:annotation-end office:name="1"/><text:span text:style-name="Kommentarzeichen"><text:span text:style-name="T3"><office:annotation loext:resolved="false"><dc:creator>Lukas Baumann</dc:creator><dc:date>2021-12-02T01:08:22.977754560</dc:date><meta:creator-initials>LB</meta:creator-initials><text:p text:style-name="P8"><text:span text:style-name="T5">Reply to User (12/02/2021, 14:18): "..."</text:span></text:p><text:p><text:span text:style-name="T6">In WA</text:span></text:p></office:annotation></text:span></text:span><text:span text:style-name="Absatz-Standardschriftart"><text:span text:style-name="T1"> mit demselben Datentyp wie die Eingabe.</text:span></text:span></text:p>
      <text:p text:style-name="P1">Beispiele:</text:p>
      <text:p text:style-name="P3">bits = “100101”</text:p>
      <text:p text:style-name="P3">ham = encode_hamming(bits)</text:p>
      <text:p text:style-name="P4">bits = decode_hamming(ham)</text:p>
      <text:p text:style-name="P4">print(bits)</text:p>
      <text:p text:style-name="P5"><office:annotation office:name="2" loext:resolved="false"><dc:creator>User</dc:creator><dc:date>2021-12-02T14:21:00</dc:date><text:p>ist das # ein Tippfehler?</text:p></office:annotation><text:span text:style-name="Absatz-Standardschriftart"><text:span text:style-name="T4"># </text:span></text:span><office:annotation-end office:name="2"/><text:span text:style-name="Kommentarzeichen"><text:span text:style-name="T3"><office:annotation loext:resolved="false"><dc:creator>Lukas Baumann</dc:creator><dc:date>2021-12-02T01:08:54.200830242</dc:date><meta:creator-initials>LB</meta:creator-initials><text:p text:style-name="P8"><text:span text:style-name="T5">Reply to User (12/02/2021, 14:21): "..."</text:span></text:p><text:p><text:span text:style-name="T6">Nope, ein kommentar</text:span></text:p></office:annotation></text:span></text:span><text:span text:style-name="Absatz-Standardschriftart"><text:span text:style-name="T4">Rückgabe: 100101</text:span></text:span></text:p>
      <text:h text:style-name="P7" text:outline-level="1">Funktionsweise:</text:h>
      <text:p text:style-name="Text_20_body"><text:span text:style-name="Absatz-Standardschriftart"><text:span text:style-name="T1">Um Hamming Codes zu erstellen, fügt man zu den Bits an alle Stellen </text:span></text:span><office:annotation office:name="3" loext:resolved="false"><dc:creator>User</dc:creator><dc:date>2021-12-02T14:21:00</dc:date><text:p><text:span text:style-name="T1">soll das 2**x heißen? der ganze Satz ist ein ganz kleines bisschen lost</text:span></text:p></office:annotation><text:span text:style-name="Absatz-Standardschriftart"><text:span text:style-name="T1">2**x</text:span></text:span><office:annotation-end office:name="3"/><text:span text:style-name="Kommentarzeichen"><text:span text:style-name="T3"><office:annotation loext:resolved="false"><dc:creator>Lukas Baumann</dc:creator><dc:date>2021-12-02T01:09:08.228265608</dc:date><meta:creator-initials>LB</meta:creator-initials><text:p text:style-name="P8"><text:span text:style-name="T5">Reply to User (12/02/2021, 14:21): "..."</text:span></text:p><text:p><text:span text:style-name="T6">Jap, im sinne von 2 hoch x in python schreibweise</text:span></text:p></office:annotation></text:span></text:span><text:span text:style-name="Absatz-Standardschriftart"><text:span text:style-name="T1"> eine Zahl ein. Die Zahl, die in dieser Verteilung eingefügt wird, wird generiert, </text:span></text:span><office:annotation office:name="4" loext:resolved="false"><dc:creator>User</dc:creator><dc:date>2021-12-02T14:23:00</dc:date><text:p><text:span text:style-name="T1">den Teil vom Satz verstehen ich nicht :(</text:span></text:p></office:annotation><text:span text:style-name="Absatz-Standardschriftart"><text:span text:style-name="T1">indem die Zahlen der Stellen aller Einsen in den Bits (Stellen nach dem hypothetischen Einfügen des Codes) mit einem XOR kombiniert werden.</text:span></text:span><office:annotation-end office:name="4"/><text:span text:style-name="Kommentarzeichen"><text:span text:style-name="T3"><office:annotation loext:resolved="false"><dc:creator>Lukas Baumann</dc:creator><dc:date>2021-12-02T01:09:32.203495737</dc:date><meta:creator-initials>LB</meta:creator-initials><text:p text:style-name="P8"><text:span text:style-name="T5">Reply to User (12/02/2021, 14:23): "..."</text:span></text:p><text:p><text:span text:style-name="T6">Für jede 1 die in den bits vorhanden wird wir d die stelle genommen, z.B.</text:span></text:p><text:p><text:span text:style-name="T6">1234567</text:span></text:p><text:p><text:span text:style-name="T6">1000101</text:span></text:p><text:p><text:span text:style-name="T6">→ </text:span><text:span text:style-name="T6">also 1,5 und 7</text:span></text:p><text:p><text:span text:style-name="T6">Und diese werden mit einem xor zusammengeführt:</text:span></text:p><text:p><text:span text:style-name="T6">001 = 1</text:span></text:p><text:p><text:span text:style-name="T6">101 = 5</text:span></text:p><text:p><text:span text:style-name="T6">___</text:span></text:p><text:p><text:span text:style-name="T6">100 = 4</text:span></text:p><text:p><text:span text:style-name="T6">111 = 7</text:span></text:p><text:p><text:span text:style-name="T6">___</text:span></text:p><text:p><text:span text:style-name="T6">011 = 3</text:span></text:p></office:annotation></text:span></text:span></text:p>
      <text:p text:style-name="Text_20_body"><text:span text:style-name="Absatz-Standardschriftart"><text:span text:style-name="T1">Für die Decodierung berechnet man diese Zahl wieder </text:span></text:span><office:annotation office:name="5" loext:resolved="false"><dc:creator>User</dc:creator><dc:date>2021-12-02T14:23:00</dc:date><text:p>kannst du nochmal sagen welche</text:p></office:annotation><text:span text:style-name="Absatz-Standardschriftart"><text:span text:style-name="T1">mit den Datenbits</text:span></text:span><office:annotation-end office:name="5"/><text:span text:style-name="Kommentarzeichen"><text:span text:style-name="T3"><office:annotation loext:resolved="false"><dc:creator>Lukas Baumann</dc:creator><dc:date>2021-12-02T01:13:31.802437946</dc:date><meta:creator-initials>LB</meta:creator-initials><text:p text:style-name="P8"><text:span text:style-name="T5">Reply to User (12/02/2021, 14:23): "..."</text:span></text:p><text:p><text:span text:style-name="T6">Bisschen korrigiert, oben im beispiel 3</text:span></text:p></office:annotation></text:span></text:span><text:span text:style-name="Absatz-Standardschriftart"><text:span text:style-name="T1">. Diese und die Korrekturbits können dann mit einem XOR kombiniert werden. Ist das Ergebnis eine 0, liegen keine Fehler vor. Ergibt sich etwas anderes, </text:span></text:span><office:annotation office:name="6" loext:resolved="false"><dc:creator>User</dc:creator><dc:date>2021-12-02T14:28:00</dc:date><text:p>Schachtelsatz und ziemlich umgangssprachlich</text:p></office:annotation><text:span text:style-name="Absatz-Standardschriftart"><text:span text:style-name="T1">gibt es entweder einen Fehler, in welchem Fall die Ausgabe dieser Rechn</text:span></text:span><text:span text:style-name="Absatz-Standardschriftart"><text:span text:style-name="T2">ung</text:span></text:span><text:span text:style-name="Absatz-Standardschriftart"><text:span text:style-name="T1"> die Position des falschen Bits ist, oder mehrere Fehler, in welchem Fall man die korrekte Ausgabe nicht bestimmen kann </text:span></text:span><text:span text:style-name="Absatz-Standardschriftart"><text:span text:style-name="T2">und -1 zurückgegeben wird</text:span></text:span><text:span text:style-name="Absatz-Standardschriftart"><text:span text:style-name="T1">.</text:span></text:span><office:annotation-end office:name="6"/></text:p>
      <text:h text:style-name="P7" text:outline-level="1"><text:soft-page-break/>Beispielprogramm:</text:h>
      <text:p text:style-name="Text_20_body"><text:span text:style-name="Absatz-Standardschriftart"><text:span text:style-name="T1">Als Beispielprogramm liegt example.py vor. Dieses nimmt als Input e für codieren, d für dekodieren und q um es zu stoppen. Es fragt nach den Bits an denen gearbeitet werden soll. Es codiert oder decodiert diese dann und gibt das Ergebnis zurück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lma Mono" svg:font-family="'Alma Mono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Überschrift_20_1" style:display-name="Überschrift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Beschriftung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itel" style:family="paragraph" style:parent-style-name="Heading" style:next-style-name="Text_20_body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 loext:hyphenation-no-caps="false"/>
    </style:style>
    <style:style style:name="Kommentartext" style:family="paragraph" style:parent-style-name="Standard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Kommentarthema" style:family="paragraph" style:parent-style-name="Kommentartext" style:next-style-name="Kommentartext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Absatz-Standardschriftart" style:family="text"/>
    <style:style style:name="Kommentarzeichen" style:family="text" style:parent-style-name="Absatz-Standardschriftart">
      <style:text-properties fo:font-size="8pt" style:font-size-asian="8pt" style:font-size-complex="8pt"/>
    </style:style>
    <style:style style:name="Kommentartext_20_Zchn" style:display-name="Kommentartext Zchn" style:family="text" style:parent-style-name="Absatz-Standardschriftar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Kommentarthema_20_Zchn" style:display-name="Kommentarthema Zchn" style:family="text" style:parent-style-name="Kommentartext_20_Zchn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2.3.2$Linux_X86_64 LibreOffice_project/20$Build-2</meta:generator>
    <meta:initial-creator>Lukas Baumann</meta:initial-creator>
    <dc:creator>Lukas Baumann</dc:creator>
    <meta:creation-date>2021-12-02T12:39:00Z</meta:creation-date>
    <dc:date>2021-12-02T01:13:55.275607632</dc:date>
    <meta:editing-cycles>13</meta:editing-cycles>
    <meta:editing-duration>PT6M10S</meta:editing-duration>
    <meta:document-statistic meta:table-count="0" meta:image-count="0" meta:object-count="0" meta:page-count="2" meta:paragraph-count="18" meta:word-count="265" meta:character-count="1765" meta:non-whitespace-character-count="1518"/>
    <meta:template xlink:type="simple" xlink:actuate="onRequest" xlink:title="" xlink:href="Normal"/>
  </office:meta>
</office:document-meta>
</file>